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e400c4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2" style:family="paragraph" style:parent-style-name="Text_20_body">
      <style:text-properties officeooo:rsid="0087cbe5" officeooo:paragraph-rsid="0087cbe5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style:text-properties officeooo:paragraph-rsid="008105a4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3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4"/>
          </table:table-cell>
          <table:table-cell table:style-name="Tabla8.C1" office:value-type="string">
            <text:p text:style-name="P53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/text:span><text:span text:style-name="T74"><text:placeholder text:placeholder-type="text">&lt;line.product_id.product_tmpl_id.attribute_id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5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5"/>
          </table:table-cell>
        </table:table-row>
        <table:table-row table:style-name="Tabla1.4">
          <table:table-cell table:style-name="Tabla1.A5" office:value-type="string">
            <text:p text:style-name="P51"><text:placeholder text:placeholder-type="text">&lt;page['complete_list']&gt;</text:placeholder></text:p>
          </table:table-cell>
          <table:table-cell table:style-name="Tabla1.B5" office:value-type="string">
            <text:p text:style-name="P55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5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12:57:29.050260373</dc:date>
    <meta:editing-duration>P3DT21H59M56S</meta:editing-duration>
    <meta:editing-cycles>493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6" meta:character-count="2001" meta:non-whitespace-character-count="1744"/>
  </office:meta>
</office:document-meta>
</file>